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E25]=[.D25];1;0)" office:value-type="float" office:value="0" calcext:value-type="float">
            <text:p>0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E26]=[.D26];1;0)" office:value-type="float" office:value="0" calcext:value-type="float">
            <text:p>0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E28]=[.D28];1;0)" office:value-type="float" office:value="0" calcext:value-type="float">
            <text:p>0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IF([.E49]=[.D49];1;0)" office:value-type="float" office:value="0" calcext:value-type="float">
            <text:p>0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E68]=[.D68];1;0)" office:value-type="float" office:value="0" calcext:value-type="float">
            <text:p>0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8]=[.D118];1;0)" office:value-type="float" office:value="0" calcext:value-type="float">
            <text:p>0</text:p>
          </table:table-cell>
          <table:table-cell table:formula="of:=IF([.D11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763" calcext:value-type="float">
            <text:p>36763</text:p>
          </table:table-cell>
          <table:table-cell table:formula="of:=(SUM([.E2:.E163]))" office:value-type="float" office:value="6221" calcext:value-type="float">
            <text:p>6221</text:p>
          </table:table-cell>
          <table:table-cell table:formula="of:=SUM([.F2:.F163])" office:value-type="float" office:value="45" calcext:value-type="float">
            <text:p>45</text:p>
          </table:table-cell>
          <table:table-cell table:formula="of:=SUM([.G2:.G163])" office:value-type="float" office:value="121" calcext:value-type="float">
            <text:p>121</text:p>
          </table:table-cell>
          <table:table-cell table:formula="of:=[.G165]-[.F165]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542" calcext:value-type="float">
            <text:p>30542</text:p>
          </table:table-cell>
          <table:table-cell table:number-columns-repeated="7"/>
        </table:table-row>
      </table:table>
      <table:table table:name="Aquivos faltan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8])" office:value-type="float" office:value="77" calcext:value-type="float">
            <text:p>77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8])" office:value-type="float" office:value="30542" calcext:value-type="float">
            <text:p>30542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13]-[.$I$1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4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5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6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7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9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20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1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2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3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4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5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6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7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8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29]-[.$I$1]"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30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31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2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3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4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5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6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7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8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9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40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41]-[.$I$1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42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3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4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5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6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7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8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9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50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51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5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3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4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5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6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8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9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60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61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62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3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4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5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6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7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8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9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70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71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72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4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5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6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7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8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8:48:42.1173564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5-04T08:59:16.384146750</dc:date>
    <meta:editing-duration>PT5H29M28S</meta:editing-duration>
    <meta:editing-cycles>35</meta:editing-cycles>
    <meta:generator>LibreOffice/4.3.3.2$Linux_X86_64 LibreOffice_project/430m0$Build-2</meta:generator>
    <dc:creator>Marcelo Diniz</dc:creator>
    <meta:document-statistic meta:table-count="3" meta:cell-count="18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">
                <text:p>76</text:p>
                <draw:g>
                  <svg:desc>Cálculos.H165:Cálculos.H165 Cálculos.F165:Cálculos.F165</svg:desc>
                </draw:g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763">
                <text:p>36763</text:p>
                <draw:g>
                  <svg:desc>Cálculos.D165:Cálculos.E165</svg:desc>
                </draw:g>
              </table:table-cell>
              <table:table-cell office:value-type="float" office:value="6221">
                <text:p>6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